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Normal">
      <style:paragraph-properties fo:margin-top="0.212cm" fo:margin-bottom="0.282cm" style:contextual-spacing="false"/>
    </style:style>
    <style:style style:name="P4" style:family="paragraph" style:parent-style-name="TM_20_1">
      <style:paragraph-properties>
        <style:tab-stops>
          <style:tab-stop style:position="15.984cm" style:type="right" style:leader-style="dotted" style:leader-text="."/>
        </style:tab-stops>
      </style:paragraph-properties>
    </style:style>
    <style:style style:name="P5" style:family="paragraph" style:parent-style-name="TM_20_2">
      <style:paragraph-properties>
        <style:tab-stops>
          <style:tab-stop style:position="15.596cm" style:type="right" style:leader-style="dotted" style:leader-text="."/>
        </style:tab-stops>
      </style:paragraph-properties>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style:font-size-asian="12pt"/>
    </style:style>
    <style:style style:name="P8" style:family="paragraph" style:parent-style-name="Normal">
      <style:paragraph-properties fo:margin-top="0cm" fo:margin-bottom="0cm" style:contextual-spacing="false" fo:line-height="100%"/>
    </style:style>
    <style:style style:name="P9" style:family="paragraph" style:parent-style-name="Normal">
      <style:paragraph-properties fo:margin-top="0cm" fo:margin-bottom="0cm" style:contextual-spacing="false" fo:line-height="100%" fo:text-align="center" style:justify-single-word="false"/>
    </style:style>
    <style:style style:name="P10" style:family="paragraph" style:parent-style-name="Normal">
      <style:paragraph-properties fo:text-align="justify" style:justify-single-word="false"/>
      <style:text-properties fo:font-style="italic" officeooo:rsid="0020fb06" officeooo:paragraph-rsid="0022c11a" style:font-style-asian="italic" style:font-style-complex="italic"/>
    </style:style>
    <style:style style:name="P11"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2" style:family="paragraph" style:parent-style-name="Sans_20_interligne" style:master-page-name="MPF0">
      <style:paragraph-properties style:page-number="auto" fo:break-before="page"/>
    </style:style>
    <style:style style:name="P13" style:family="paragraph" style:parent-style-name="Paragraphe_20_de_20_liste" style:list-style-name="L2">
      <style:paragraph-properties fo:text-align="justify" style:justify-single-word="false"/>
      <style:text-properties fo:font-size="12pt" style:font-size-asian="12pt" style:font-size-complex="12pt"/>
    </style:style>
    <style:style style:name="P14" style:family="paragraph">
      <style:paragraph-properties fo:text-align="end" style:writing-mode="lr-tb"/>
    </style:style>
    <style:style style:name="P15"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1d7283"/>
    </style:style>
    <style:style style:name="T10" style:family="text">
      <style:text-properties officeooo:rsid="0022440b"/>
    </style:style>
    <style:style style:name="T11" style:family="text">
      <style:text-properties officeooo:rsid="0022c11a"/>
    </style:style>
    <style:style style:name="T12"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015cm" fo:padding-bottom="-0.015cm" fo:padding-left="-0.015cm" fo:padding-right="-0.015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015cm" fo:padding-bottom="-0.015cm" fo:padding-left="-0.015cm" fo:padding-right="-0.015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15" svg:width="6.912cm" svg:height="1.706cm" svg:x="0.84cm" svg:y="5.274cm"><text:p text:style-name="P14"><text:span text:style-name="T12">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text:p text:style-name="P3"><text:span text:style-name="Police_20_par_20_défaut"><text:span text:style-name="T5">[Sous-titre du document]</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Introduction au projet<text:tab/>2</text:p>
          <text:p text:style-name="P4">Algorithme de déplacement d’une personne<text:tab/>3</text:p>
          <text:p text:style-name="P4">Threads Java versus Threads posix<text:tab/>3</text:p>
          <text:p text:style-name="P4">Algorithme des threads du programme<text:tab/>3</text:p>
          <text:p text:style-name="P5">Algorithme avec 4 threads<text:tab/>3</text:p>
          <text:p text:style-name="P4">Analyse des scenarios<text:tab/>3</text:p>
          <text:p text:style-name="P5">Mesures du programme<text:tab/>3</text:p>
          <text:p text:style-name="P4">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6">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6">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3511047278030765961" text:style-name="L2">
        <text:list-item>
          <text:p text:style-name="P13">Un seul qui fera avancer les personnes successivement</text:p>
        </text:list-item>
        <text:list-item>
          <text:p text:style-name="P13">Quatre : le terrain est découpé en quatre partie et chaque thread gère l’avancement des personnes sur sa partie</text:p>
        </text:list-item>
        <text:list-item>
          <text:p text:style-name="P13"><text:soft-page-break/>Un thread par personne.</text:p>
        </text:list-item>
      </text:list>
      <text:p text:style-name="P6"><text:line-break/></text:p>
      <text:p text:style-name="P6"/>
      <text:h text:style-name="Heading_20_1" text:outline-level="1"><text:bookmark-start text:name="_Toc463084851"/><text:bookmark-start text:name="_Toc463189187"/>Algorithme de déplacement d’une personne<text:bookmark-end text:name="_Toc463084851"/><text:bookmark-end text:name="_Toc463189187"/></text:h>
      <text:h text:style-name="Heading_20_1" text:outline-level="1"><text:bookmark-start text:name="_Toc463084852"/><text:bookmark-start text:name="_Toc463189188"/>Threads Java versus Threads posix<text:bookmark-end text:name="_Toc463084852"/><text:bookmark-end text:name="_Toc463189188"/></text:h>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7">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11">Pour rappel, le terrain est divisé en quatre partie <text:span text:style-name="T10">de même superficie</text:span> et le programme principal lance <text:span text:style-name="T11">une thread qui gérera les déplacements pour chaque partie du terrain. </text:span></text:p>
      <text:p text:style-name="P10"><text:span text:style-name="T11">Pour faciliter la compréhension des explications, les parties du terrain se trouvant vers le haut commenceront par « Nord » (inversement « Sud »), et les parties se trouvant à gauche se termineront par <text:s/>« Ouest » (inversement « Est »).</text:span></text:p>
      <text:h text:style-name="Heading_20_2" text:outline-level="2">Algorithme avec une thread associé<text:span text:style-name="T9">e</text:span> à chaque personne</text:h>
      <text:p text:style-name="Normal"/>
      <text:p text:style-name="Normal"/>
      <text:p text:style-name="P7"/>
      <text:h text:style-name="Heading_20_1" text:outline-level="1"><text:bookmark-start text:name="_Toc463084854"/><text:bookmark-start text:name="_Toc463189191"/>Analyse des scenarios<text:bookmark-end text:name="_Toc463084854"/><text:bookmark-end text:name="_Toc463189191"/></text:h>
      <text:p text:style-name="Normal"/>
      <text:h text:style-name="Heading_20_2" text:outline-level="2"><text:bookmark-start text:name="_Toc463084855"/><text:bookmark-start text:name="_Toc463189192"/>Mesures du programme<text:bookmark-end text:name="_Toc463084855"/><text:bookmark-end text:name="_Toc463189192"/></text:h>
      <text:p text:style-name="P6">Ci-dessous se trouvent les 3 tableaux récapitulant les différentes mesures effectuées sur le programme. </text:p>
      <text:p text:style-name="P6">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8">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ext:soft-page-break/>
        <table:table-row table:style-name="Tableau1.2">
          <table:table-cell table:style-name="Tableau1.A1" office:value-type="string">
            <text:p text:style-name="P9"><text:span text:style-name="Police_20_par_20_défaut"><text:span text:style-name="T8">4</text:span></text:span></text:p>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cell table:style-name="Tableau1.A1" office:value-type="string">
            <text:p text:style-name="P8"/>
          </table:table-cell>
        </table:table-row>
        <table:table-row>
          <table:table-cell table:style-name="Tableau1.A1" office:value-type="string">
            <text:p text:style-name="P9"><text:span text:style-name="Police_20_par_20_défaut"><text:span text:style-name="T8">1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8"/>
          </table:table-cell>
          <table:table-cell table:style-name="Tableau1.A1" office:value-type="string">
            <text:p text:style-name="Normal"/>
          </table:table-cell>
        </table:table-row>
        <table:table-row>
          <table:table-cell table:style-name="Tableau1.A1" office:value-type="string">
            <text:p text:style-name="P9"><text:span text:style-name="Police_20_par_20_défaut"><text:span text:style-name="T8">256</text:span></text:span></text:p>
          </table:table-cell>
          <table:table-cell table:style-name="Tableau1.A1" office:value-type="string">
            <text:p text:style-name="Normal"/>
          </table:table-cell>
          <table:table-cell table:style-name="Tableau1.A1" office:value-type="string">
            <text:p text:style-name="Normal"/>
          </table:table-cell>
          <table:table-cell table:style-name="Tableau1.A1" office:value-type="string">
            <text:p text:style-name="P8"/>
          </table:table-cell>
          <table:table-cell table:style-name="Tableau1.A1" office:value-type="string">
            <text:p text:style-name="Normal"/>
          </table:table-cell>
        </table:table-row>
      </table:table>
      <text:p text:style-name="Normal"/>
      <text:p text:style-name="P6">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8">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9"><text:span text:style-name="Police_20_par_20_défaut"><text:span text:style-name="T8">4</text:span></text:span></text:p>
          </table:table-cell>
          <table:table-cell table:style-name="Tableau2.A1" office:value-type="string">
            <text:p text:style-name="P8"/>
          </table:table-cell>
          <table:table-cell table:style-name="Tableau2.A1" office:value-type="string">
            <text:p text:style-name="P8"/>
          </table:table-cell>
          <table:table-cell table:style-name="Tableau2.A1" office:value-type="string">
            <text:p text:style-name="P8"/>
          </table:table-cell>
          <table:table-cell table:style-name="Tableau2.A1" office:value-type="string">
            <text:p text:style-name="P8"/>
          </table:table-cell>
        </table:table-row>
        <table:table-row>
          <table:table-cell table:style-name="Tableau2.A1" office:value-type="string">
            <text:p text:style-name="P9"><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8"/>
          </table:table-cell>
          <table:table-cell table:style-name="Tableau2.A1" office:value-type="string">
            <text:p text:style-name="Normal"/>
          </table:table-cell>
        </table:table-row>
        <table:table-row>
          <table:table-cell table:style-name="Tableau2.A1" office:value-type="string">
            <text:p text:style-name="P9"><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8"/>
          </table:table-cell>
          <table:table-cell table:style-name="Tableau2.A1" office:value-type="string">
            <text:p text:style-name="Normal"/>
          </table:table-cell>
        </table:table-row>
      </table:table>
      <text:p text:style-name="Normal"/>
      <text:p text:style-name="P6">Mesures avec un thread pour chaque personne</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8">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9"><text:span text:style-name="Police_20_par_20_défaut"><text:span text:style-name="T8">4</text:span></text:span></text:p>
          </table:table-cell>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cell table:style-name="Tableau3.A1" office:value-type="string">
            <text:p text:style-name="P8"/>
          </table:table-cell>
        </table:table-row>
        <table:table-row>
          <table:table-cell table:style-name="Tableau3.A1" office:value-type="string">
            <text:p text:style-name="P9"><text:span text:style-name="Police_20_par_20_défaut"><text:span text:style-name="T8">1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8"/>
          </table:table-cell>
          <table:table-cell table:style-name="Tableau3.A1" office:value-type="string">
            <text:p text:style-name="Normal"/>
          </table:table-cell>
        </table:table-row>
        <table:table-row>
          <table:table-cell table:style-name="Tableau3.A1" office:value-type="string">
            <text:p text:style-name="P9"><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8"/>
          </table:table-cell>
          <table:table-cell table:style-name="Tableau3.A1" office:value-type="string">
            <text:p text:style-name="Normal"/>
          </table:table-cell>
        </table:table-row>
      </table:table>
      <text:p text:style-name="Normal"/>
      <text:h text:style-name="Heading_20_1" text:outline-level="1"><text:bookmark-start text:name="_Toc463084856"/><text:bookmark-start text:name="_Toc463189193"/>Conclusion<text:bookmark-end text:name="_Toc463084856"/><text:bookmark-end text:name="_Toc46318919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0-02T16:55:17.392395193</dc:date>
    <meta:editing-cycles>60</meta:editing-cycles>
    <meta:editing-duration>PT1H48M47S</meta:editing-duration>
    <meta:document-statistic meta:table-count="3" meta:image-count="0" meta:object-count="0" meta:page-count="4" meta:paragraph-count="63" meta:word-count="657" meta:character-count="4168" meta:non-whitespace-character-count="3566"/>
    <meta:template xlink:type="simple" xlink:actuate="onRequest" xlink:title="" xlink:href="Normal.dotm"/>
  </office:meta>
</office:document-meta>
</file>